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3">
            <text:p>Beta-81153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1110.0">
            <text:p>11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3">
            <text:p>0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4">
            <text:p>Beta-81154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2130.0">
            <text:p>213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8">
            <text:p>-0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9711">
            <text:p>Beta-89711</text:p>
          </table:table-cell>
          <table:table-cell office:value-type="float" office:value="58.45">
            <text:p>58.45</text:p>
          </table:table-cell>
          <table:table-cell office:value-type="float" office:value="-3.11">
            <text:p>-3.11</text:p>
          </table:table-cell>
          <table:table-cell office:value-type="float" office:value="8450.0">
            <text:p>845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75">
            <text:p>-6.75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63">
            <text:p>Beta-81163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2160.0">
            <text:p>21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2">
            <text:p>-0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9708">
            <text:p>Beta-89708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7440.0">
            <text:p>74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16">
            <text:p>-2.16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62">
            <text:p>Beta-81162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1130.0">
            <text:p>11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36">
            <text:p>0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61">
            <text:p>Beta-81161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1490.0">
            <text:p>14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8">
            <text:p>0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60">
            <text:p>Beta-81160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970.0">
            <text:p>9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95">
            <text:p>0.9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5">
            <text:p>Beta-81155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7070.0">
            <text:p>70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1">
            <text:p>-2.5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6">
            <text:p>Beta-81156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6830.0">
            <text:p>68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7">
            <text:p>Beta-81157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5940.0">
            <text:p>59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7">
            <text:p>-0.6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9">
            <text:p>Beta-81159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4400.0">
            <text:p>44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2">
            <text:p>0.0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9705">
            <text:p>Beta-89705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7710.0">
            <text:p>77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76">
            <text:p>-3.76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2">
            <text:p>Beta-81152</text:p>
          </table:table-cell>
          <table:table-cell office:value-type="float" office:value="58.45">
            <text:p>58.45</text:p>
          </table:table-cell>
          <table:table-cell office:value-type="float" office:value="-3.11">
            <text:p>-3.11</text:p>
          </table:table-cell>
          <table:table-cell office:value-type="float" office:value="6770.0">
            <text:p>67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